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Manjari Thin" svg:font-family="'Manjari Thi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text-properties fo:font-weight="bold" style:font-weight-asian="bold" style:font-weight-complex="bold"/>
    </style:style>
    <style:style style:name="P2" style:family="paragraph">
      <style:text-properties fo:font-style="normal" style:text-underline-style="none" fo:font-weight="normal" style:font-style-asian="normal" style:font-weight-asian="normal" style:font-style-complex="normal" style:font-weight-complex="normal"/>
    </style:style>
    <style:style style:name="P3" style:family="paragraph">
      <loext:graphic-properties draw:fill="none" draw:fill-color="#ffffff"/>
      <style:text-properties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P4" style:family="paragraph">
      <style:text-properties style:font-name="Manjari Thin" fo:font-size="18pt" style:font-size-asian="18pt" style:font-size-complex="18pt"/>
    </style:style>
    <style:style style:name="P5" style:family="paragraph">
      <loext:graphic-properties draw:fill="none" draw:fill-color="#ffffff"/>
      <style:text-properties style:font-name="Manjari Thin" fo:font-size="18pt" style:font-size-asian="18pt" style:font-size-complex="18pt"/>
    </style:style>
    <style:style style:name="T1" style:family="text">
      <style:text-properties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T2" style:family="text">
      <style:text-properties style:font-name="Manjari Thin" fo:font-size="18pt" style:font-size-asian="18pt" style:font-size-complex="18pt"/>
    </style:style>
    <style:style style:name="gr1" style:family="graphic">
      <style:graphic-properties draw:stroke="none" svg:stroke-color="#000000" draw:fill="none" draw:fill-color="#ffffff" fo:min-height="1.0417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9.500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2" draw:style-name="gr2" draw:text-style-name="P5" svg:width="6.7287in" svg:height="9.5012in" svg:x="0.0091in" svg:y="1.052in"><draw:text-box><text:p text:style-name="P4"><text:span text:style-name="T2">The podcast topic and my topic are AI and the human future. However, before starting about the direct topic, this podcast I took from the popular channel where all the big-name people talk about the important topic called "The Diary of CEO." And with the respected person Dr. Mo Gawad, who was the Google officer in the most popular company called Google, and he did a PhD on AI and CS. I chose this podcast because as a student of the relevant major, I want to talk about this controversial thing and want to learn and spread about this topic. Starting the topic and about this contemporary world, AI is a very curious and very important topic. I have picked up a couple of important topics where we must know for this AI meta.</text:span></text:p><text:p text:style-name="P4"><text:span text:style-name="T2"/></text:p><text:p text:style-name="P4"><text:span text:style-name="T2">Firstly, according to the podcast, Dr. Mo Gawad spoke about the history of the computer in the early era and the speed of revolution on it, and the rapid change in the future from advanced instructing computers to AI (Artificial Intelligence). Where he gave an example of the singularity concept, a perfect concept where he mentioned black holes: "Scientists only know about the theory and only applied all the theory to the visible and visualizing part; they don't know about what's beyond the black hole." Similarly, we are only in the beginning phase or the early era of artificial intelligence, and we are not sure about the future of AI. If we talk about it, we can only discuss the things that are present and predict the future.He talked about the father of Artificial Intelligence, "Jeffrey Himston," and according to him, AI will be a revolution in the future where AI will assist human beings and overcome crises of all problems that are more complicated in the real world, beyond human capabilities. For instance, he mentioned the cure for chronic diseases and blindness.</text:span></text:p></draw:text-box></draw:frame><draw:frame text:anchor-type="paragraph" draw:z-index="1" draw:name="Text Frame 1" draw:style-name="gr1" draw:text-style-name="P3" svg:width="6.1969in" svg:height="1.0421in" svg:x="0.4902in" svg:y="-0.0925in"><draw:text-box><text:p text:style-name="P2"><text:span text:style-name="T1">The relationship between AI and humans.</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Manjari Thin" svg:font-family="'Manjari Thi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08:06:15.709400035</meta:creation-date>
    <dc:date>2023-12-19T13:19:07.262475469</dc:date>
    <meta:editing-duration>PT41M28S</meta:editing-duration>
    <meta:editing-cycles>3</meta:editing-cycles>
    <meta:generator>LibreOffice/7.5.5.2$Linux_X86_64 LibreOffice_project/50$Build-2</meta:generator>
    <meta:document-statistic meta:table-count="0" meta:image-count="0" meta:object-count="0" meta:page-count="1" meta:paragraph-count="0" meta:word-count="0" meta:character-count="0" meta:non-whitespace-character-count="0"/>
  </office:meta>
</office:document-meta>
</file>